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p text:style-name="P1"><text:span text:style-name="T1">subtlechat There will always be issues between AAP &amp; Congress Live-in. Only AAP &amp; BJP can form a ideologically similar relationship for long term </text:span><text:line-break/>2)</text:p>
      <text:p text:style-name="P1"><text:span text:style-name="T1">LakshminarayanK @mylovenamo @DhrumilBJP It will be fantastic if this can really be achieved by BJP in every constituency. </text:span><text:line-break/>3)</text:p>
      <text:p text:style-name="P1"><text:span text:style-name="T1">hitesh2014 RT @DeshGujarat: BJP targets 272+ seats on own, plans Modi for PM fund(Video) http://t.co/65J87Jd8Bt </text:span><text:line-break/>4)</text:p>
      <text:p text:style-name="P1"><text:span text:style-name="T1">santu2580 RT @MrTippler: CBI giving a clean chit to Amit Shah doesn't mean that he is innocent. All it means is that CBI now believes BJP will come tâ€¦ </text:span><text:line-break/>5)</text:p>
      <text:p text:style-name="P1"><text:span text:style-name="T1">askkaushik @PritishNandy if congress back off now, it will prove that they r scared of AAP. They would be safer with BJP in power. </text:span><text:line-break/>6)</text:p>
      <text:p text:style-name="P1"><text:span text:style-name="T1">Gopal_mtr RT @ANI_news: Don't know if AAP is falling into Congress trap,or Congress is falling in AAP trap.But thank god BJP is not falling in eitherâ€¦ </text:span><text:line-break/>7)</text:p>
      <text:p text:style-name="P1"><text:span text:style-name="T1">bernabeu1891 RT @narendramodi: Attended Party meetings in Delhi today http://t.co/H1WqdKOk2B </text:span><text:line-break/>8)</text:p>
      <text:p text:style-name="P1"><text:span text:style-name="T1">OFBJPCanada BJP's Jaitley Says Whole of India `Disillusioned' - Bloomberg for iPad http://t.co/v24o43ioyJ </text:span><text:line-break/>9)</text:p>
      <text:p text:style-name="P1"><text:span text:style-name="T1">vivek_joshy RT @narendramodi: Attended Party meetings in Delhi today http://t.co/H1WqdKOk2B </text:span><text:line-break/></text:p>
      <text:p text:style-name="P1"/>
      <text:p text:style-name="P1"/>
      <text:p text:style-name="P1">Speech Act Recognition:</text:p>
      <text:p text:style-name="P2">1)Comment</text:p>
      <text:p text:style-name="P1"><text:span text:style-name="T1">subtlechat There will always be issues between AAP &amp; Congress Live-in. Only AAP &amp; BJP can form a ideologically similar relationship for long term </text:span><text:line-break/>2)Comment</text:p>
      <text:p text:style-name="P1"><text:span text:style-name="T1">LakshminarayanK @mylovenamo @DhrumilBJP It will be fantastic if this can really be achieved by BJP in every constituency. </text:span><text:line-break/>3)Statement</text:p>
      <text:p text:style-name="P1"><text:span text:style-name="T1">hitesh2014 RT @DeshGujarat: BJP targets 272+ seats on own, plans Modi for PM fund(Video) http://t.co/65J87Jd8Bt </text:span><text:line-break/>4)Miscallaeneous</text:p>
      <text:p text:style-name="P1"><text:span text:style-name="T1">santu2580 RT @MrTippler: CBI giving a clean chit to Amit Shah doesn't mean that he is innocent. All it means is that CBI now believes BJP will come tâ€¦ </text:span><text:line-break/>5)Comment</text:p>
      <text:p text:style-name="P1"><text:span text:style-name="T1">askkaushik @PritishNandy if congress back off now, it will prove that they r scared of AAP. They would be safer with BJP in power. </text:span><text:line-break/>6)Mis</text:p>
      <text:p text:style-name="P1"><text:soft-page-break/><text:span text:style-name="T1">Gopal_mtr RT @ANI_news: Don't know if AAP is falling into Congress trap,or Congress is falling in AAP trap.But thank god BJP is not falling in eitherâ€¦ </text:span><text:line-break/>7)Statement</text:p>
      <text:p text:style-name="P1"><text:span text:style-name="T1">bernabeu1891 RT @narendramodi: Attended Party meetings in Delhi today http://t.co/H1WqdKOk2B </text:span><text:line-break/>8)Comment</text:p>
      <text:p text:style-name="P1"><text:span text:style-name="T1">OFBJPCanada BJP's Jaitley Says Whole of India `Disillusioned' - Bloomberg for iPad http://t.co/v24o43ioyJ </text:span><text:line-break/>9)Statement</text:p>
      <text:p text:style-name="P2">vivek_joshy RT @narendramodi: Attended Party meetings in Delhi today http://t.co/H1WqdKOk2B </text:p>
      <text:p text:style-name="P2"/>
      <text:p text:style-name="P2">3)Speech act guided Key word extraction</text:p>
      <text:p text:style-name="P1"><text:line-break/><text:span text:style-name="T1">1)Comment</text:span></text:p>
      <text:p text:style-name="P1"><text:span text:style-name="T1"><text:s/>issues between AAP &amp; Congress Live-in. <text:s/>AAP &amp; BJP form <text:s/>ideologically similar relationship long term</text:span><text:line-break/>2)Comment</text:p>
      <text:p text:style-name="P1"><text:span text:style-name="T1">BJP acheived constituency</text:span><text:line-break/>3)Statement</text:p>
      <text:p text:style-name="P1"><text:span text:style-name="T1">BJP target 272+ seats Modi PM fund</text:span><text:line-break/>4)Miscallaeneous</text:p>
      <text:p text:style-name="P1"><text:span text:style-name="T1">CBI chit Amit Shah innocent BJP CBI </text:span><text:line-break/>5)Comment</text:p>
      <text:p text:style-name="P1"><text:span text:style-name="T1">Congress back off AAP scared</text:span><text:line-break/>6)Mis</text:p>
      <text:p text:style-name="P1">AAP Congress trap Congress AAP trap BJP</text:p>
      <text:p text:style-name="P1">7)Statement</text:p>
      <text:p text:style-name="P1"><text:span text:style-name="T1">Party Meetings Delhi</text:span><text:line-break/>8)Comment</text:p>
      <text:p text:style-name="P1"><text:span text:style-name="T1">Jaitley Whole of India Disillusioned Bloomberg of Ipad</text:span><text:line-break/>9)Statement</text:p>
      <text:p text:style-name="P2">Party Meetings Delhi</text:p>
      <text:p text:style-name="P2"/>
      <text:p text:style-name="P2">4)POS guided Key word extraction</text:p>
      <text:p text:style-name="P2"/>
      <text:p text:style-name="P2">1)Comment</text:p>
      <text:p text:style-name="P1"><text:span text:style-name="T1">issues between AAP &amp; Congress Live-in. AAP &amp; BJP can form a ideologically similar relationship for long term</text:span><text:line-break/>2)Comment</text:p>
      <text:p text:style-name="P1"><text:span text:style-name="T1"><text:s/>achieved by BJP in every constituency.</text:span><text:line-break/>3)Statement</text:p>
      <text:p text:style-name="P1"><text:span text:style-name="T1">272+ seats on own, Modi for PM fund(Video)</text:span><text:line-break/>5)Comment</text:p>
      <text:p text:style-name="P1"><text:span text:style-name="T1"><text:s/>congress back off now, <text:s/>prove that they r scared of AAP. <text:s/>safer with BJP in power. </text:span><text:line-break/>7)Statement</text:p>
      <text:p text:style-name="P1"><text:span text:style-name="T1"><text:s/>Party meetings in Delhi today </text:span><text:line-break/><text:soft-page-break/>8)Comment</text:p>
      <text:p text:style-name="P1"><text:span text:style-name="T1">Whole of India `Disillusioned' </text:span><text:line-break/>9)Statement</text:p>
      <text:p text:style-name="P2">Party meetings in Delhi today </text:p>
      <text:p text:style-name="P2"/>
      <text:p text:style-name="P2">Summarizer</text:p>
      <text:p text:style-name="P2"/>
      <text:p text:style-name="P2"/>
      <text:p text:style-name="P2">1)Comment</text:p>
      <text:p text:style-name="P1"><text:span text:style-name="T1">issues between AAP &amp; Congress Live-in. AAP &amp; BJP can form a ideologically similar relationship for long term </text:span><text:line-break/>2)Comment</text:p>
      <text:p text:style-name="P1"><text:span text:style-name="T1">It will be fantastic if this can really be achieved by BJP in every constituency. </text:span><text:line-break/>3)Statement</text:p>
      <text:p text:style-name="P1"><text:span text:style-name="T1">BJP targets 272+ seats on own, plans Modi for PM fund(Video)</text:span><text:line-break/>5)Comment</text:p>
      <text:p text:style-name="P1"><text:span text:style-name="T1"><text:s/>congress back off now, <text:s/>prove that they r scared of AAP. <text:s/>safer with BJP in power. </text:span><text:line-break/>7)Statement</text:p>
      <text:p text:style-name="P1"><text:span text:style-name="T1"><text:s/>Party meetings in Delhi today </text:span><text:line-break/>8)Comment</text:p>
      <text:p text:style-name="P1"><text:span text:style-name="T1">Whole of India `Disillusioned' </text:span><text:line-break/>9)Statement</text:p>
      <text:p text:style-name="P2">Party meetings in Delhi today </text:p>
      <text:p text:style-name="P3"/>
      <text:p text:style-name="P3">Subtopic detection :</text:p>
      <text:p text:style-name="P3">Stream-based</text:p>
      <text:p text:style-name="P3"/>
      <text:p text:style-name="P3">Local peak</text:p>
      <text:p text:style-name="P4">PARTY MEETINGS</text:p>
      <text:p text:style-name="P4"/>
      <text:p text:style-name="P1">9)Statement</text:p>
      <text:p text:style-name="P2">Party meetings in Delhi today </text:p>
      <text:p text:style-name="P1">7)Statement</text:p>
      <text:p text:style-name="P2">Party meetings in Delhi today </text:p>
      <text:p text:style-name="P3"/>
      <text:p text:style-name="P3">Semantic-based</text:p>
      <text:p text:style-name="P3">AAP</text:p>
      <text:p text:style-name="P3"/>
      <text:p text:style-name="P2">issues between AAP &amp; Congress Live-in. AAP &amp; BJP can form a ideologically similar relationship for long term <text:line-break/></text:p>
      <text:p text:style-name="P2">congress back off now, <text:s/>prove that they r scared of AAP. <text:s/>safer with BJP in power. <text:line-break/></text:p>
      <text:p text:style-name="P3">Ranking of Tweets </text:p>
      <text:p text:style-name="P3">Summary :</text:p>
      <text:p text:style-name="P1"><text:span text:style-name="T1">The general opinion among people is that there will always be issues between AAP </text:span><text:soft-page-break/><text:span text:style-name="T1">and Congress ,though BJP can form an ideologically similar relationship with AAP.It </text:span><text:span text:style-name="T1">is of the general opinion that if congress back off now then it 'll prove they are afraid of AAP.</text:span></text:p>
      <text:p text:style-name="P2">BJP targets 272+ seats on own, plans Modi for PM fund</text:p>
      <text:p text:style-name="P2">BJP Party Meetings held in Delhi today</text:p>
      <text:p text:style-name="P2"/>
      <text:p text:style-name="P2"/>
      <text:p text:style-name="P2">Problem here <text:s/>are :</text:p>
      <text:p text:style-name="P2">There can be a new change which is the correct one ultimately with a few supporting tweets.(change of EVENTS like switching parties)</text:p>
      <text:p text:style-name="P2">A new info protud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do</meta:initial-creator>
    <meta:creation-date>2013-12-24T22:56:26.52</meta:creation-date>
    <dc:date>2013-12-27T00:15:55.01</dc:date>
    <dc:creator>Daniel fdo</dc:creator>
    <meta:editing-duration>PT42M52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4" meta:paragraph-count="71" meta:word-count="743" meta:character-count="4742"/>
  </office:meta>
</office:document-meta>
</file>